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2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1" svg:font-family="Ubuntu" style:font-pitch="variable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3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3" style:font-weight-asian="bold" style:font-name-complex="Ubuntu3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3" style:font-name-complex="Ubuntu3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07785a" officeooo:paragraph-rsid="0007785a" style:font-name-asian="Ubuntu3" style:font-name-complex="Ubuntu3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3" style:font-style-asian="italic" style:font-name-complex="Ubuntu3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3" style:font-style-asian="normal" style:font-name-complex="Ubuntu3" style:font-style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3" style:font-style-asian="normal" style:font-name-complex="Ubuntu3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76b75" officeooo:paragraph-rsid="00076b75" style:font-name-asian="Ubuntu3" style:font-style-asian="normal" style:font-name-complex="Ubuntu3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3" style:font-style-asian="normal" style:font-weight-asian="bold" style:font-name-complex="Ubuntu3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3" style:font-style-asian="normal" style:font-weight-asian="bold" style:font-name-complex="Ubuntu3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076b75"/>
    </style:style>
    <style:style style:name="P11" style:family="paragraph" style:parent-style-name="Text_20_body">
      <style:text-properties fo:font-variant="normal" fo:text-transform="none" fo:color="#333333" style:text-line-through-style="none" style:text-line-through-type="none" style:font-name="Ubuntu1" fo:font-size="14pt" fo:font-style="normal" style:text-underline-style="none" fo:font-weight="normal" officeooo:rsid="00076b75" officeooo:paragraph-rsid="00076b75" style:text-blinking="false" fo:background-color="#ffffff" style:font-name-asian="Ubuntu3" style:font-style-asian="normal" style:font-name-complex="Ubuntu3" style:font-style-complex="normal"/>
    </style:style>
    <style:style style:name="P12" style:family="paragraph" style:parent-style-name="Text_20_body">
      <style:text-properties style:font-name="Ubuntu1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785a" officeooo:paragraph-rsid="0007785a" style:font-name-asian="Ubuntu3" style:font-name-complex="Ubuntu3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3" style:font-name-complex="Ubuntu3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3" style:font-name-complex="Ubuntu3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3" style:font-name-complex="Ubuntu3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3" style:font-name-complex="Ubuntu3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paragraph-rsid="00053cf5" style:font-name-asian="Ubuntu3" style:font-name-complex="Ubuntu3"/>
    </style:style>
    <style:style style:name="P20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3" style:font-name-complex="Ubuntu3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2" fo:font-size="11pt" fo:font-style="normal" style:text-underline-style="none" fo:font-weight="normal" officeooo:rsid="00071be0" officeooo:paragraph-rsid="00071be0" style:text-blinking="false" fo:background-color="transparent" style:font-name-asian="Ubuntu3" style:font-size-asian="11pt" style:font-style-asian="normal" style:font-name-complex="Ubuntu3" style:font-size-complex="11pt" style:font-style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2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1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2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 style:list-style-name="L1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2" fo:font-size="11pt" fo:font-style="normal" style:text-underline-style="none" fo:font-weight="normal" officeooo:rsid="00076b75" officeooo:paragraph-rsid="00076b75" style:text-blinking="false" fo:background-color="transparent" style:font-size-asian="11pt" style:font-size-complex="11pt"/>
    </style:style>
    <style:style style:name="T1" style:family="text">
      <style:text-properties fo:color="#cd003a" style:font-name="Ubuntu" fo:font-size="14pt" fo:font-weight="bold" style:font-name-asian="Ubuntu3" style:font-size-asian="14pt" style:font-weight-asian="bold" style:font-name-complex="Ubuntu3" style:font-size-complex="14pt"/>
    </style:style>
    <style:style style:name="T2" style:family="text">
      <style:text-properties fo:color="#cd003a" style:font-name="Ubuntu" fo:font-size="14pt" fo:font-weight="bold" officeooo:rsid="0007785a" style:font-name-asian="Ubuntu3" style:font-size-asian="14pt" style:font-weight-asian="bold" style:font-name-complex="Ubuntu3" style:font-size-complex="14pt"/>
    </style:style>
    <style:style style:name="T3" style:family="text">
      <style:text-properties fo:color="#cd003a" style:font-name="Ubuntu" fo:font-size="14pt" fo:font-style="italic" fo:font-weight="bold" officeooo:rsid="0007785a" style:font-name-asian="Ubuntu3" style:font-size-asian="14pt" style:font-style-asian="italic" style:font-weight-asian="bold" style:font-name-complex="Ubuntu3" style:font-size-complex="14pt"/>
    </style:style>
    <style:style style:name="T4" style:family="text">
      <style:text-properties style:font-name="Ubuntu" fo:font-style="italic" fo:background-color="transparent" loext:char-shading-value="0" style:font-name-asian="Ubuntu3" style:font-style-asian="italic" style:font-name-complex="Ubuntu3"/>
    </style:style>
    <style:style style:name="T5" style:family="text">
      <style:text-properties style:font-name="Ubuntu" fo:background-color="transparent" loext:char-shading-value="0" style:font-name-asian="Ubuntu3" style:font-name-complex="Ubuntu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0635f2"/>
    </style:style>
    <style:style style:name="T8" style:family="text">
      <style:text-properties fo:background-color="#ffff00" loext:char-shading-value="0"/>
    </style:style>
    <style:style style:name="T9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3" style:font-style-asian="italic" style:font-name-complex="Ubuntu3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3" style:font-style-asian="italic" style:font-name-complex="Ubuntu3"/>
    </style:style>
    <style:style style:name="T11" style:family="text">
      <style:text-properties officeooo:rsid="0007785a"/>
    </style:style>
    <style:style style:name="T12" style:family="text">
      <style:text-properties officeooo:rsid="00053c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rojet#</text:span><text:span text:style-name="T2">3</text:span><text:span text:style-name="T1"> </text:span><text:span text:style-name="T3">TodoList</text:span></text:p>
      <text:p text:style-name="P2"/>
      <text:p text:style-name="P1">Objectifs</text:p>
      <text:list xml:id="list8375340532432039137" text:style-name="WWNum1">
        <text:list-item>
          <text:p text:style-name="P14">Combiner tout ce qui a été appris jusque-là pour réaliser une application simple. </text:p>
        </text:list-item>
      </text:list>
      <text:p text:style-name="P2"/>
      <text:p text:style-name="P1">Contexte</text:p>
      <text:p text:style-name="P3">Au-delà des aspects graphiques, les outils développés pour internet ont de plus en plus souvent une réelle utilité (applications mobiles, etc).</text:p>
      <text:p text:style-name="P2"/>
      <text:p text:style-name="P1">Intention</text:p>
      <text:p text:style-name="P3">Aborder un marronier de la programmation pour valider l’ensemble des acquis.</text:p>
      <text:p text:style-name="P2"/>
      <text:p text:style-name="P1">Compétence.s concernée.s</text:p>
      <text:list xml:id="list683308635137196173" text:style-name="WWNum4">
        <text:list-item>
          <text:p text:style-name="P15">C1 : Maquetter une application</text:p>
        </text:list-item>
        <text:list-item>
          <text:p text:style-name="P15">C6: Développer des pages web<text:span text:style-name="T6"> en lien avec une base de données</text:span></text:p>
        </text:list-item>
      </text:list>
      <text:p text:style-name="P2"/>
      <text:p text:style-name="P1">Critères de réussite</text:p>
      <text:list xml:id="list9202591247296127838" text:style-name="WWNum3">
        <text:list-item>
          <text:p text:style-name="P16">La maquette respecte les contraintes exprimées.</text:p>
        </text:list-item>
        <text:list-item>
          <text:p text:style-name="P16">La page web est lisible sans feuille de style.</text:p>
        </text:list-item>
        <text:list-item>
          <text:p text:style-name="P20">Le projet est bien présent dans un repo github dont le lien est fourni par l’apprenant. </text:p>
        </text:list-item>
        <text:list-item>
          <text:p text:style-name="P16">Les différents commits réalisés correspondent bien aux différentes étapes du projet. </text:p>
        </text:list-item>
        <text:list-item>
          <text:p text:style-name="P16">L’adresse web de la page internet est fournie. </text:p>
        </text:list-item>
        <text:list-item>
          <text:p text:style-name="P16">La page internet est bien publique.</text:p>
        </text:list-item>
        <text:list-item>
          <text:p text:style-name="P16">La page est lisible sur plusieurs navigateurs. </text:p>
        </text:list-item>
        <text:list-item>
          <text:p text:style-name="P16">L’adresse web de la page internet se trouve bien dans le readme du repo github.</text:p>
        </text:list-item>
        <text:list-item>
          <text:p text:style-name="P16">La page internet correspond bien à la maquette réalisée.</text:p>
        </text:list-item>
        <text:list-item>
          <text:p text:style-name="P18">La page internet réalisée ressemble bien au modèle.</text:p>
        </text:list-item>
        <text:list-item>
          <text:p text:style-name="P18">Le Kaban est complet, détaillé et reflète bien le déroulement du projet. </text:p>
        </text:list-item>
        <text:list-item>
          <text:p text:style-name="P18">Le journal de bord est bien incrémenté chaque jour.</text:p>
        </text:list-item>
      </text:list>
      <text:p text:style-name="P2"/>
      <text:p text:style-name="P1">Livrable.s</text:p>
      <text:list xml:id="list14679670951586538" text:style-name="WWNum2">
        <text:list-item>
          <text:p text:style-name="P17">Adresse du repo github.</text:p>
        </text:list-item>
        <text:list-item>
          <text:p text:style-name="P17">Adresse de la page internet.</text:p>
        </text:list-item>
        <text:list-item>
          <text:p text:style-name="P19"><text:span text:style-name="T12">Maquette de la page internet au format papier.</text:span></text:p>
        </text:list-item>
      </text:list>
      <text:p text:style-name="P4"/>
      <text:p text:style-name="P10"><text:span text:style-name="T5">A envoyer par mail :</text:span><text:span text:style-name="T4"> </text:span><text:span text:style-name="T9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0">simplon_stgau_formateurs@framalistes.org</text:span></text:a></text:p>
      <text:p text:style-name="P2"/>
      <text:p text:style-name="P2">Travail <text:span text:style-name="T11">individuel</text:span>.</text:p>
      <text:p text:style-name="P2"/>
      <text:p text:style-name="P1">Réalisation attendues</text:p>
      <text:p text:style-name="P11"><text:bookmark text:name="docs-internal-guid-c52ba1c0-daf5-3a05-f42d-10c6d2b4b7b0"/>Réaliser une todo list permettant d'ajouter des choses à se rappeler. Une fois qu'une chose est faite, la rayer. Rajouter la possibilité de n'afficher que les tâches faites, les tâches à faire ou toutes les tâches.</text:p>
      <text:p text:style-name="P12"/>
      <text:p text:style-name="P5"/>
      <text:p text:style-name="P9"><text:soft-page-break/>Conseils</text:p>
      <text:list xml:id="list8767315241936060272" text:style-name="L1">
        <text:list-item>
          <text:p text:style-name="P21"><text:bookmark text:name="docs-internal-guid-0c81bf79-da8d-d020-2bf7-ab8cf2ac3014"/>Faire des synchronisations régulières que vous fixez à l'avance</text:p>
        </text:list-item>
        <text:list-item>
          <text:p text:style-name="P22">Prendre le temps de bien se répartir le travail</text:p>
        </text:list-item>
        <text:list-item>
          <text:p text:style-name="P22">Aider les autres</text:p>
        </text:list-item>
        <text:list-item>
          <text:p text:style-name="P22">Garder son calme et rester professionnel</text:p>
        </text:list-item>
        <text:list-item>
          <text:p text:style-name="P22">Bien définir les tâches de chacun</text:p>
        </text:list-item>
        <text:list-item>
          <text:p text:style-name="P23">Jouer collectif, seul vous n'irez pas loin</text:p>
        </text:list-item>
        <text:list-item>
          <text:p text:style-name="P24">N’oubliez pas que vous avez d’autres exercices et projets à rendre</text:p>
        </text:list-item>
      </text:list>
      <text:p text:style-name="P6"/>
      <text:p text:style-name="P6"/>
      <text:p text:style-name="P8">Bonus</text:p>
      <text:p text:style-name="P7">Comment intégrer l’animation de chargement de la page ?</text:p>
      <text:p text:style-name="P7">Comment procéder pour que la réalisation des autres pages du site soit plus facil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2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1" svg:font-family="Ubuntu" style:font-pitch="variable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3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9T11:18:44.681251730</dc:date>
    <meta:editing-duration>PT32M35S</meta:editing-duration>
    <meta:editing-cycles>6</meta:editing-cycles>
    <meta:document-statistic meta:table-count="0" meta:image-count="0" meta:object-count="0" meta:page-count="2" meta:paragraph-count="42" meta:word-count="354" meta:character-count="2091" meta:non-whitespace-character-count="1797"/>
  </office:meta>
</office:document-meta>
</file>